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917" table:style-name="ce30">
            <text:p>8,917</text:p>
          </table:table-cell>
          <table:table-cell office:value-type="float" office:value="7982.87" table:style-name="ce33">
            <text:p>7,983</text:p>
          </table:table-cell>
          <table:table-cell office:value-type="float" office:value="12007" table:style-name="ce43">
            <text:p>12,007</text:p>
          </table:table-cell>
          <table:table-cell office:value-type="float" office:value="11339.25" table:style-name="ce46">
            <text:p>11,339</text:p>
          </table:table-cell>
          <table:table-cell office:value-type="float" office:value="6541" table:style-name="ce94">
            <text:p>6,541</text:p>
          </table:table-cell>
          <table:table-cell office:value-type="float" office:value="6306.03" table:style-name="ce97">
            <text:p>6,306</text:p>
          </table:table-cell>
          <table:table-cell office:value-type="float" office:value="1972" table:style-name="ce101">
            <text:p>1,972</text:p>
          </table:table-cell>
          <table:table-cell office:value-type="float" office:value="1927.2" table:style-name="ce104">
            <text:p>1,927</text:p>
          </table:table-cell>
          <table:table-cell office:value-type="float" office:value="216" table:style-name="ce112">
            <text:p>216</text:p>
          </table:table-cell>
          <table:table-cell office:value-type="float" office:value="214.85" table:style-name="ce115">
            <text:p>215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29653" table:content-validation-name="val3" table:style-name="ce67">
            <text:p>29,653</text:p>
          </table:table-cell>
          <table:table-cell office:value-type="float" office:value="27770.199999999997" table:content-validation-name="val3" table:style-name="ce69">
            <text:p>27,770</text:p>
          </table:table-cell>
          <table:table-cell office:value-type="float" office:value="1967" table:style-name="ce68">
            <text:p>1,967</text:p>
          </table:table-cell>
          <table:table-cell office:value-type="float" office:value="1906.55" table:style-name="ce73">
            <text:p>1,907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1967" table:style-name="ce156">
            <text:p>1,967</text:p>
          </table:table-cell>
          <table:table-cell office:value-type="float" office:value="1906.55" table:style-name="ce157">
            <text:p>1,907</text:p>
          </table:table-cell>
          <table:table-cell office:value-type="float" office:value="31620" table:content-validation-name="val3" table:style-name="ce158">
            <text:p>31,620</text:p>
          </table:table-cell>
          <table:table-cell office:value-type="float" office:value="29676.749999999996" table:content-validation-name="val3" table:style-name="ce159">
            <text:p>29,677</text:p>
          </table:table-cell>
          <table:table-cell office:value-type="currency" office:value="66500000" table:content-validation-name="val2" table:style-name="ce9">
            <text:p>£66,500,000.00</text:p>
          </table:table-cell>
          <table:table-cell office:value-type="currency" office:value="8667000" table:content-validation-name="val2" table:style-name="ce9">
            <text:p>£8,667,000.00</text:p>
          </table:table-cell>
          <table:table-cell office:value-type="currency" office:value="137000" table:content-validation-name="val2" table:style-name="ce9">
            <text:p>£137,000.00</text:p>
          </table:table-cell>
          <table:table-cell office:value-type="currency" office:value="1067000" table:content-validation-name="val2" table:style-name="ce9">
            <text:p>£1,067,000.00</text:p>
          </table:table-cell>
          <table:table-cell office:value-type="currency" office:value="15440000" table:content-validation-name="val2" table:style-name="ce9">
            <text:p>£15,440,000.00</text:p>
          </table:table-cell>
          <table:table-cell office:value-type="currency" office:value="5962000" table:content-validation-name="val2" table:style-name="ce9">
            <text:p>£5,962,000.00</text:p>
          </table:table-cell>
          <table:table-cell office:value-type="currency" office:value="97773000" table:style-name="ce10">
            <text:p>£97,773,000.00</text:p>
          </table:table-cell>
          <table:table-cell office:value-type="currency" office:value="3708000" table:content-validation-name="val2" table:style-name="ce11">
            <text:p>£3,708,000.00</text:p>
          </table:table-cell>
          <table:table-cell office:value-type="currency" office:value="1003000" table:content-validation-name="val2" table:style-name="ce11">
            <text:p>£1,003,000.00</text:p>
          </table:table-cell>
          <table:table-cell office:value-type="currency" office:value="4711000" table:style-name="ce10">
            <text:p>£4,711,000.00</text:p>
          </table:table-cell>
          <table:table-cell office:value-type="currency" office:value="102484000" table:style-name="ce12">
            <text:p>£102,484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05" table:style-name="ce29">
            <text:p>305</text:p>
          </table:table-cell>
          <table:table-cell office:value-type="float" office:value="276.33999999999997" table:style-name="ce32">
            <text:p>276</text:p>
          </table:table-cell>
          <table:table-cell office:value-type="float" office:value="209" table:style-name="ce42">
            <text:p>209</text:p>
          </table:table-cell>
          <table:table-cell office:value-type="float" office:value="196.99" table:style-name="ce44">
            <text:p>197</text:p>
          </table:table-cell>
          <table:table-cell office:value-type="float" office:value="260" table:style-name="ce93">
            <text:p>260</text:p>
          </table:table-cell>
          <table:table-cell office:value-type="float" office:value="248.38" table:style-name="ce96">
            <text:p>248</text:p>
          </table:table-cell>
          <table:table-cell office:value-type="float" office:value="32" table:style-name="ce100">
            <text:p>32</text:p>
          </table:table-cell>
          <table:table-cell office:value-type="float" office:value="31.3" table:style-name="ce102">
            <text:p>31</text:p>
          </table:table-cell>
          <table:table-cell office:value-type="float" office:value="5" table:style-name="ce111">
            <text:p>5</text:p>
          </table:table-cell>
          <table:table-cell office:value-type="float" office:value="5" table:style-name="ce114">
            <text:p>5</text:p>
          </table:table-cell>
          <table:table-cell office:value-type="float" office:value="4" table:style-name="ce61">
            <text:p>4</text:p>
          </table:table-cell>
          <table:table-cell office:value-type="float" office:value="4" table:style-name="ce64">
            <text:p>4</text:p>
          </table:table-cell>
          <table:table-cell office:value-type="float" office:value="815" table:content-validation-name="val3" table:style-name="ce74">
            <text:p>815</text:p>
          </table:table-cell>
          <table:table-cell office:value-type="float" office:value="762.01" table:content-validation-name="val3" table:style-name="ce70">
            <text:p>762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4" table:style-name="ce155">
            <text:p>14</text:p>
          </table:table-cell>
          <table:table-cell office:value-type="float" office:value="14" table:style-name="ce153">
            <text:p>14</text:p>
          </table:table-cell>
          <table:table-cell office:value-type="float" office:value="14" table:style-name="ce74">
            <text:p>14</text:p>
          </table:table-cell>
          <table:table-cell office:value-type="float" office:value="14" table:style-name="ce161">
            <text:p>14</text:p>
          </table:table-cell>
          <table:table-cell office:value-type="float" office:value="829" table:content-validation-name="val3" table:style-name="ce164">
            <text:p>829</text:p>
          </table:table-cell>
          <table:table-cell office:value-type="float" office:value="776.01" table:content-validation-name="val3" table:style-name="ce160">
            <text:p>776</text:p>
          </table:table-cell>
          <table:table-cell office:value-type="currency" office:value="1644233.0699999959" table:content-validation-name="val1" table:style-name="ce9">
            <text:p>£1,644,233.07</text:p>
          </table:table-cell>
          <table:table-cell office:value-type="currency" office:value="8642.92" table:content-validation-name="val1" table:style-name="ce9">
            <text:p>£8,642.92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86815.919999999925" table:content-validation-name="val1" table:style-name="ce9">
            <text:p>£86,815.92</text:p>
          </table:table-cell>
          <table:table-cell office:value-type="currency" office:value="332922.67999999883" table:content-validation-name="val1" table:style-name="ce9">
            <text:p>£332,922.68</text:p>
          </table:table-cell>
          <table:table-cell office:value-type="currency" office:value="123253.76999999979" table:content-validation-name="val1" table:style-name="ce9">
            <text:p>£123,253.77</text:p>
          </table:table-cell>
          <table:table-cell office:value-type="currency" office:value="2195868.3599999943" table:style-name="ce10">
            <text:p>£2,195,868.36</text:p>
          </table:table-cell>
          <table:table-cell office:value-type="currency" office:value="786.6" table:content-validation-name="val2" table:style-name="ce9">
            <text:p>£786.60</text:p>
          </table:table-cell>
          <table:table-cell office:value-type="currency" office:value="58828.36" table:content-validation-name="val2" table:style-name="ce11">
            <text:p>£58,828.36</text:p>
          </table:table-cell>
          <table:table-cell office:value-type="currency" office:value="59614.96" table:style-name="ce10">
            <text:p>£59,614.96</text:p>
          </table:table-cell>
          <table:table-cell office:value-type="currency" office:value="2255483.3199999942" table:style-name="ce12">
            <text:p>£2,255,483.32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50" table:style-name="ce31">
            <text:p>50</text:p>
          </table:table-cell>
          <table:table-cell office:value-type="float" office:value="48.540500000000002" table:style-name="ce34">
            <text:p>49</text:p>
          </table:table-cell>
          <table:table-cell office:value-type="float" office:value="61" table:style-name="ce41">
            <text:p>61</text:p>
          </table:table-cell>
          <table:table-cell office:value-type="float" office:value="60.459400000000002" table:style-name="ce45">
            <text:p>60</text:p>
          </table:table-cell>
          <table:table-cell office:value-type="float" office:value="627" table:style-name="ce95">
            <text:p>627</text:p>
          </table:table-cell>
          <table:table-cell office:value-type="float" office:value="616.69839999999976" table:style-name="ce98">
            <text:p>617</text:p>
          </table:table-cell>
          <table:table-cell office:value-type="float" office:value="54" table:style-name="ce99">
            <text:p>54</text:p>
          </table:table-cell>
          <table:table-cell office:value-type="float" office:value="53.662199999999999" table:style-name="ce103">
            <text:p>54</text:p>
          </table:table-cell>
          <table:table-cell office:value-type="float" office:value="6" table:style-name="ce113">
            <text:p>6</text:p>
          </table:table-cell>
          <table:table-cell office:value-type="float" office:value="6" table:style-name="ce116">
            <text:p>6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798" table:content-validation-name="val3" table:style-name="ce74">
            <text:p>798</text:p>
          </table:table-cell>
          <table:table-cell office:value-type="float" office:value="785.36049999999977" table:content-validation-name="val3" table:style-name="ce76">
            <text:p>785</text:p>
          </table:table-cell>
          <table:table-cell office:value-type="float" office:value="44" table:style-name="ce75">
            <text:p>44</text:p>
          </table:table-cell>
          <table:table-cell office:value-type="float" office:value="44" table:style-name="ce86">
            <text:p>44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8" table:style-name="ce135">
            <text:p>8</text:p>
          </table:table-cell>
          <table:table-cell office:value-type="float" office:value="8" table:style-name="ce140">
            <text:p>8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52" table:style-name="ce74">
            <text:p>52</text:p>
          </table:table-cell>
          <table:table-cell office:value-type="float" office:value="52" table:style-name="ce166">
            <text:p>52</text:p>
          </table:table-cell>
          <table:table-cell office:value-type="float" office:value="850" table:content-validation-name="val3" table:style-name="ce164">
            <text:p>850</text:p>
          </table:table-cell>
          <table:table-cell office:value-type="float" office:value="837.36049999999977" table:content-validation-name="val3" table:style-name="ce162">
            <text:p>837</text:p>
          </table:table-cell>
          <table:table-cell office:value-type="currency" office:value="2366801.77" table:content-validation-name="val2" table:style-name="ce9">
            <text:p>£2,366,801.77</text:p>
          </table:table-cell>
          <table:table-cell office:value-type="currency" office:value="136831.82" table:content-validation-name="val2" table:style-name="ce9">
            <text:p>£136,831.82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7982" table:content-validation-name="val2" table:style-name="ce9">
            <text:p>£37,982.00</text:p>
          </table:table-cell>
          <table:table-cell office:value-type="currency" office:value="499641.79" table:content-validation-name="val2" table:style-name="ce9">
            <text:p>£499,641.79</text:p>
          </table:table-cell>
          <table:table-cell office:value-type="currency" office:value="215991.42" table:content-validation-name="val2" table:style-name="ce9">
            <text:p>£215,991.42</text:p>
          </table:table-cell>
          <table:table-cell office:value-type="currency" office:value="3257248.8" table:style-name="ce10">
            <text:p>£3,257,248.80</text:p>
          </table:table-cell>
          <table:table-cell office:value-type="currency" office:value="275008" table:content-validation-name="val2" table:style-name="ce11">
            <text:p>£275,008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275008" table:style-name="ce10">
            <text:p>£275,008.00</text:p>
          </table:table-cell>
          <table:table-cell office:value-type="currency" office:value="3532256.8" table:style-name="ce12">
            <text:p>£3,532,256.8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13" table:style-name="ce36">
            <text:p>13</text:p>
          </table:table-cell>
          <table:table-cell office:value-type="float" office:value="11.5" table:style-name="ce39">
            <text:p>12</text:p>
          </table:table-cell>
          <table:table-cell office:value-type="float" office:value="8" table:style-name="ce49">
            <text:p>8</text:p>
          </table:table-cell>
          <table:table-cell office:value-type="float" office:value="7" table:style-name="ce52">
            <text:p>7</text:p>
          </table:table-cell>
          <table:table-cell office:value-type="float" office:value="38" table:style-name="ce88">
            <text:p>38</text:p>
          </table:table-cell>
          <table:table-cell office:value-type="float" office:value="37" table:style-name="ce91">
            <text:p>37</text:p>
          </table:table-cell>
          <table:table-cell office:value-type="float" office:value="2" table:style-name="ce107">
            <text:p>2</text:p>
          </table:table-cell>
          <table:table-cell office:value-type="float" office:value="1.8" table:style-name="ce110">
            <text:p>2</text:p>
          </table:table-cell>
          <table:table-cell office:value-type="float" office:value="1" table:style-name="ce118">
            <text:p>1</text:p>
          </table:table-cell>
          <table:table-cell office:value-type="float" office:value="0.6" table:style-name="ce121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62" table:content-validation-name="val3" table:style-name="ce74">
            <text:p>62</text:p>
          </table:table-cell>
          <table:table-cell office:value-type="float" office:value="57.9" table:content-validation-name="val3" table:style-name="ce59">
            <text:p>58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62" table:content-validation-name="val3" table:style-name="ce164">
            <text:p>62</text:p>
          </table:table-cell>
          <table:table-cell office:value-type="float" office:value="57.9" table:content-validation-name="val3" table:style-name="ce163">
            <text:p>58</text:p>
          </table:table-cell>
          <table:table-cell office:value-type="currency" office:value="168976" table:content-validation-name="val2" table:style-name="ce9">
            <text:p>£168,976.00</text:p>
          </table:table-cell>
          <table:table-cell office:value-type="currency" office:value="124" table:content-validation-name="val2" table:style-name="ce9">
            <text:p>£124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9456" table:content-validation-name="val2" table:style-name="ce9">
            <text:p>£29,456.00</text:p>
          </table:table-cell>
          <table:table-cell office:value-type="currency" office:value="13995" table:content-validation-name="val2" table:style-name="ce9">
            <text:p>£13,995.00</text:p>
          </table:table-cell>
          <table:table-cell office:value-type="currency" office:value="212551" table:style-name="ce10">
            <text:p>£212,551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2551" table:style-name="ce12">
            <text:p>£212,551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39" table:style-name="ce35">
            <text:p>39</text:p>
          </table:table-cell>
          <table:table-cell office:value-type="float" office:value="38.409999999999997" table:style-name="ce38">
            <text:p>38</text:p>
          </table:table-cell>
          <table:table-cell office:value-type="float" office:value="66" table:style-name="ce48">
            <text:p>66</text:p>
          </table:table-cell>
          <table:table-cell office:value-type="float" office:value="66" table:style-name="ce50">
            <text:p>66</text:p>
          </table:table-cell>
          <table:table-cell office:value-type="float" office:value="39" table:style-name="ce87">
            <text:p>39</text:p>
          </table:table-cell>
          <table:table-cell office:value-type="float" office:value="38.200000000000003" table:style-name="ce90">
            <text:p>38</text:p>
          </table:table-cell>
          <table:table-cell office:value-type="float" office:value="18" table:style-name="ce106">
            <text:p>18</text:p>
          </table:table-cell>
          <table:table-cell office:value-type="float" office:value="18" table:style-name="ce108">
            <text:p>18</text:p>
          </table:table-cell>
          <table:table-cell office:value-type="float" office:value="4" table:style-name="ce117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6" table:style-name="ce54">
            <text:p>6</text:p>
          </table:table-cell>
          <table:table-cell office:value-type="float" office:value="1.28" table:style-name="ce56">
            <text:p>1</text:p>
          </table:table-cell>
          <table:table-cell office:value-type="float" office:value="172" table:content-validation-name="val3" table:style-name="ce74">
            <text:p>172</text:p>
          </table:table-cell>
          <table:table-cell office:value-type="float" office:value="165.89000000000001" table:content-validation-name="val3" table:style-name="ce60">
            <text:p>166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130">
            <text:p>9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13" table:style-name="ce144">
            <text:p>13</text:p>
          </table:table-cell>
          <table:table-cell office:value-type="float" office:value="10.5" table:style-name="ce146">
            <text:p>11</text:p>
          </table:table-cell>
          <table:table-cell office:value-type="float" office:value="24" table:style-name="ce74">
            <text:p>24</text:p>
          </table:table-cell>
          <table:table-cell office:value-type="float" office:value="21.5" table:style-name="ce168">
            <text:p>22</text:p>
          </table:table-cell>
          <table:table-cell office:value-type="float" office:value="196" table:content-validation-name="val3" table:style-name="ce164">
            <text:p>196</text:p>
          </table:table-cell>
          <table:table-cell office:value-type="float" office:value="187.39000000000001" table:content-validation-name="val3" table:style-name="ce165">
            <text:p>187</text:p>
          </table:table-cell>
          <table:table-cell office:value-type="currency" office:value="453146.7" table:content-validation-name="val1" table:style-name="ce9">
            <text:p>£453,146.70</text:p>
          </table:table-cell>
          <table:table-cell office:value-type="currency" office:value="45456.959999999999" table:content-validation-name="val1" table:style-name="ce9">
            <text:p>£45,456.96</text:p>
          </table:table-cell>
          <table:table-cell office:value-type="currency" office:value="2000" table:content-validation-name="val2" table:style-name="ce9">
            <text:p>£2,000.00</text:p>
          </table:table-cell>
          <table:table-cell office:value-type="currency" office:value="3861.87" table:content-validation-name="val1" table:style-name="ce9">
            <text:p>£3,861.87</text:p>
          </table:table-cell>
          <table:table-cell office:value-type="currency" office:value="22820.34" table:content-validation-name="val1" table:style-name="ce9">
            <text:p>£22,820.34</text:p>
          </table:table-cell>
          <table:table-cell office:value-type="currency" office:value="42958.23" table:content-validation-name="val1" table:style-name="ce9">
            <text:p>£42,958.23</text:p>
          </table:table-cell>
          <table:table-cell office:value-type="currency" office:value="570244.1" table:style-name="ce10">
            <text:p>£570,244.10</text:p>
          </table:table-cell>
          <table:table-cell office:value-type="currency" office:value="126879.14" table:content-validation-name="val1" table:style-name="ce11">
            <text:p>£126,879.14</text:p>
          </table:table-cell>
          <table:table-cell office:value-type="currency" office:value="281316" table:content-validation-name="val2" table:style-name="ce9">
            <text:p>£281,316.00</text:p>
          </table:table-cell>
          <table:table-cell office:value-type="currency" office:value="408195.14" table:style-name="ce10">
            <text:p>£408,195.14</text:p>
          </table:table-cell>
          <table:table-cell office:value-type="currency" office:value="978439.24" table:style-name="ce12">
            <text:p>£978,439.2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40">
            <text:p>6</text:p>
          </table:table-cell>
          <table:table-cell office:value-type="float" office:value="9" table:style-name="ce47">
            <text:p>9</text:p>
          </table:table-cell>
          <table:table-cell office:value-type="float" office:value="8.0500000000000007" table:style-name="ce51">
            <text:p>8</text:p>
          </table:table-cell>
          <table:table-cell office:value-type="float" office:value="51" table:style-name="ce89">
            <text:p>51</text:p>
          </table:table-cell>
          <table:table-cell office:value-type="float" office:value="51" table:style-name="ce92">
            <text:p>51</text:p>
          </table:table-cell>
          <table:table-cell office:value-type="float" office:value="2" table:style-name="ce105">
            <text:p>2</text:p>
          </table:table-cell>
          <table:table-cell office:value-type="float" office:value="1.59" table:style-name="ce109">
            <text:p>2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2">
            <text:p>1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9" table:content-validation-name="val3" table:style-name="ce14">
            <text:p>69</text:p>
          </table:table-cell>
          <table:table-cell office:value-type="float" office:value="67.64" table:content-validation-name="val3" table:style-name="ce14">
            <text:p>68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9" table:content-validation-name="val3" table:style-name="ce15">
            <text:p>69</text:p>
          </table:table-cell>
          <table:table-cell office:value-type="float" office:value="67.64" table:content-validation-name="val3" table:style-name="ce15">
            <text:p>68</text:p>
          </table:table-cell>
          <table:table-cell office:value-type="currency" office:value="173353.15" table:content-validation-name="val2" table:style-name="ce9">
            <text:p>£173,353.15</text:p>
          </table:table-cell>
          <table:table-cell office:value-type="currency" office:value="7530.41" table:content-validation-name="val2" table:style-name="ce9">
            <text:p>£7,530.41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5494.519999999997" table:content-validation-name="val2" table:style-name="ce9">
            <text:p>£35,494.52</text:p>
          </table:table-cell>
          <table:table-cell office:value-type="currency" office:value="14728.73" table:content-validation-name="val2" table:style-name="ce9">
            <text:p>£14,728.73</text:p>
          </table:table-cell>
          <table:table-cell office:value-type="currency" office:value="231106.81" table:style-name="ce10">
            <text:p>£231,106.81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31106.81" table:style-name="ce12">
            <text:p>£231,106.81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5-05-22T11:43:04Z</dc:date>
  </office:meta>
</office:document-meta>
</file>